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4"/>
    <style:style style:name="ce3" style:family="table-cell" style:parent-style-name="Default" style:data-style-name="N81"/>
    <style:style style:name="ce4" style:family="table-cell" style:parent-style-name="Default" style:data-style-name="N2"/>
    <style:style style:name="ce5" style:family="table-cell" style:parent-style-name="Default" style:data-style-name="N136"/>
    <style:style style:name="ce6" style:family="table-cell" style:parent-style-name="Default" style:data-style-name="N12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37in" svg:height="3.5378in" svg:x="0.2059in" svg:y="5.5811in">
            <draw:object draw:notify-on-update-of-ranges="Sheet1.A9:Sheet1.A9 Sheet1.F10:Sheet1.F30 Sheet1.F9:Sheet1.F9 Sheet1.B10:Sheet1.B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5"/>
        <table:table-row table:style-name="ro1"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alpha</text:p>
          </table:table-cell>
          <table:table-cell table:style-name="Default" office:value-type="float" office:value="0.2" calcext:value-type="float">
            <text:p>0.2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R1</text:p>
          </table:table-cell>
          <table:table-cell table:style-name="ce3" office:value-type="float" office:value="50000" calcext:value-type="float">
            <text:p>5.00E+04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R2</text:p>
          </table:table-cell>
          <table:table-cell table:style-name="Default" table:formula="of:=[.B3]*[.B2]" office:value-type="float" office:value="10000" calcext:value-type="float">
            <text:p>10000</text:p>
          </table:table-cell>
          <table:table-cell/>
          <table:table-cell table:style-name="Default" table:number-columns-repeated="3"/>
        </table:table-row>
        <table:table-row table:style-name="ro1" table:number-rows-repeated="4"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1-x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Rb</text:p>
          </table:table-cell>
          <table:table-cell table:style-name="ce1" office:value-type="string" calcext:value-type="string">
            <text:p>Vo/Vi</text:p>
          </table:table-cell>
          <table:table-cell table:style-name="ce1" office:value-type="string" calcext:value-type="string">
            <text:p>Vo/Vi%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table:formula="of:=100*(1-[.A10])" office:value-type="float" office:value="1" calcext:value-type="float">
            <text:p>1.00</text:p>
          </table:table-cell>
          <table:table-cell table:formula="of:=(1-[.A10])*[.$B$3]" office:value-type="float" office:value="500" calcext:value-type="float">
            <text:p>500</text:p>
          </table:table-cell>
          <table:table-cell table:formula="of:=[.A10]*[.$B$2]*[.$B$3]^2/[.$B$3]*([.A10]+[.$B$2])" office:value-type="float" office:value="11781" calcext:value-type="float">
            <text:p>11781.0</text:p>
          </table:table-cell>
          <table:table-cell table:formula="of:=1/(1+[.D10]/[.C10])" office:value-type="float" office:value="0.0407132969627881" calcext:value-type="float">
            <text:p>0.04071</text:p>
          </table:table-cell>
          <table:table-cell table:formula="of:=[.E10]*100" office:value-type="float" office:value="4.07132969627881" calcext:value-type="float">
            <text:p>4.1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table:formula="of:=100*(1-[.A11])" office:value-type="float" office:value="5" calcext:value-type="float">
            <text:p>5.00</text:p>
          </table:table-cell>
          <table:table-cell table:formula="of:=(1-[.A11])*[.$B$3]" office:value-type="float" office:value="2500" calcext:value-type="float">
            <text:p>2500</text:p>
          </table:table-cell>
          <table:table-cell table:formula="of:=[.A11]*[.$B$2]*[.$B$3]^2/[.$B$3]*([.A11]+[.$B$2])" office:value-type="float" office:value="10925" calcext:value-type="float">
            <text:p>10925.0</text:p>
          </table:table-cell>
          <table:table-cell table:formula="of:=1/(1+[.D11]/[.C11])" office:value-type="float" office:value="0.186219739292365" calcext:value-type="float">
            <text:p>0.18622</text:p>
          </table:table-cell>
          <table:table-cell table:formula="of:=[.E11]*100" office:value-type="float" office:value="18.6219739292365" calcext:value-type="float">
            <text:p>18.6</text:p>
          </table:table-cell>
        </table:table-row>
        <table:table-row table:style-name="ro1">
          <table:table-cell office:value-type="float" office:value="0.9" calcext:value-type="float">
            <text:p>0.90</text:p>
          </table:table-cell>
          <table:table-cell table:formula="of:=100*(1-[.A12])" office:value-type="float" office:value="10" calcext:value-type="float">
            <text:p>10.00</text:p>
          </table:table-cell>
          <table:table-cell table:formula="of:=(1-[.A12])*[.$B$3]" office:value-type="float" office:value="5000" calcext:value-type="float">
            <text:p>5000</text:p>
          </table:table-cell>
          <table:table-cell table:formula="of:=[.A12]*[.$B$2]*[.$B$3]^2/[.$B$3]*([.A12]+[.$B$2])" office:value-type="float" office:value="9900" calcext:value-type="float">
            <text:p>9900.0</text:p>
          </table:table-cell>
          <table:table-cell table:formula="of:=1/(1+[.D12]/[.C12])" office:value-type="float" office:value="0.335570469798658" calcext:value-type="float">
            <text:p>0.33557</text:p>
          </table:table-cell>
          <table:table-cell table:formula="of:=[.E12]*100" office:value-type="float" office:value="33.5570469798658" calcext:value-type="float">
            <text:p>33.6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table:formula="of:=100*(1-[.A13])" office:value-type="float" office:value="15" calcext:value-type="float">
            <text:p>15.00</text:p>
          </table:table-cell>
          <table:table-cell table:formula="of:=(1-[.A13])*[.$B$3]" office:value-type="float" office:value="7499.99999999999" calcext:value-type="float">
            <text:p>7499.99999999999</text:p>
          </table:table-cell>
          <table:table-cell table:formula="of:=[.A13]*[.$B$2]*[.$B$3]^2/[.$B$3]*([.A13]+[.$B$2])" office:value-type="float" office:value="8925" calcext:value-type="float">
            <text:p>8925.0</text:p>
          </table:table-cell>
          <table:table-cell table:formula="of:=1/(1+[.D13]/[.C13])" office:value-type="float" office:value="0.45662100456621" calcext:value-type="float">
            <text:p>0.45662</text:p>
          </table:table-cell>
          <table:table-cell table:formula="of:=[.E13]*100" office:value-type="float" office:value="45.662100456621" calcext:value-type="float">
            <text:p>45.7</text:p>
          </table:table-cell>
        </table:table-row>
        <table:table-row table:style-name="ro1">
          <table:table-cell office:value-type="float" office:value="0.8" calcext:value-type="float">
            <text:p>0.80</text:p>
          </table:table-cell>
          <table:table-cell table:formula="of:=100*(1-[.A14])" office:value-type="float" office:value="20" calcext:value-type="float">
            <text:p>20.00</text:p>
          </table:table-cell>
          <table:table-cell table:formula="of:=(1-[.A14])*[.$B$3]" office:value-type="float" office:value="9999.99999999999" calcext:value-type="float">
            <text:p>9999.99999999999</text:p>
          </table:table-cell>
          <table:table-cell table:formula="of:=[.A14]*[.$B$2]*[.$B$3]^2/[.$B$3]*([.A14]+[.$B$2])" office:value-type="float" office:value="8000.00000000001" calcext:value-type="float">
            <text:p>8000.0</text:p>
          </table:table-cell>
          <table:table-cell table:formula="of:=1/(1+[.D14]/[.C14])" office:value-type="float" office:value="0.555555555555555" calcext:value-type="float">
            <text:p>0.55556</text:p>
          </table:table-cell>
          <table:table-cell table:formula="of:=[.E14]*100" office:value-type="float" office:value="55.5555555555555" calcext:value-type="float">
            <text:p>55.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100*(1-[.A15])" office:value-type="float" office:value="25" calcext:value-type="float">
            <text:p>25.00</text:p>
          </table:table-cell>
          <table:table-cell table:formula="of:=(1-[.A15])*[.$B$3]" office:value-type="float" office:value="12500" calcext:value-type="float">
            <text:p>12500</text:p>
          </table:table-cell>
          <table:table-cell table:formula="of:=[.A15]*[.$B$2]*[.$B$3]^2/[.$B$3]*([.A15]+[.$B$2])" office:value-type="float" office:value="7125.00000000001" calcext:value-type="float">
            <text:p>7125.0</text:p>
          </table:table-cell>
          <table:table-cell table:formula="of:=1/(1+[.D15]/[.C15])" office:value-type="float" office:value="0.636942675159235" calcext:value-type="float">
            <text:p>0.63694</text:p>
          </table:table-cell>
          <table:table-cell table:formula="of:=[.E15]*100" office:value-type="float" office:value="63.6942675159235" calcext:value-type="float">
            <text:p>63.7</text:p>
          </table:table-cell>
        </table:table-row>
        <table:table-row table:style-name="ro1">
          <table:table-cell office:value-type="float" office:value="0.7" calcext:value-type="float">
            <text:p>0.70</text:p>
          </table:table-cell>
          <table:table-cell table:formula="of:=100*(1-[.A16])" office:value-type="float" office:value="30" calcext:value-type="float">
            <text:p>30.00</text:p>
          </table:table-cell>
          <table:table-cell table:formula="of:=(1-[.A16])*[.$B$3]" office:value-type="float" office:value="15000" calcext:value-type="float">
            <text:p>15000</text:p>
          </table:table-cell>
          <table:table-cell table:formula="of:=[.A16]*[.$B$2]*[.$B$3]^2/[.$B$3]*([.A16]+[.$B$2])" office:value-type="float" office:value="6300.00000000001" calcext:value-type="float">
            <text:p>6300.0</text:p>
          </table:table-cell>
          <table:table-cell table:formula="of:=1/(1+[.D16]/[.C16])" office:value-type="float" office:value="0.704225352112676" calcext:value-type="float">
            <text:p>0.70423</text:p>
          </table:table-cell>
          <table:table-cell table:formula="of:=[.E16]*100" office:value-type="float" office:value="70.4225352112676" calcext:value-type="float">
            <text:p>70.4</text:p>
          </table:table-cell>
        </table:table-row>
        <table:table-row table:style-name="ro1">
          <table:table-cell office:value-type="float" office:value="0.650000000000001" calcext:value-type="float">
            <text:p>0.65</text:p>
          </table:table-cell>
          <table:table-cell table:formula="of:=100*(1-[.A17])" office:value-type="float" office:value="34.9999999999999" calcext:value-type="float">
            <text:p>35.00</text:p>
          </table:table-cell>
          <table:table-cell table:formula="of:=(1-[.A17])*[.$B$3]" office:value-type="float" office:value="17500" calcext:value-type="float">
            <text:p>17500</text:p>
          </table:table-cell>
          <table:table-cell table:formula="of:=[.A17]*[.$B$2]*[.$B$3]^2/[.$B$3]*([.A17]+[.$B$2])" office:value-type="float" office:value="5525.00000000001" calcext:value-type="float">
            <text:p>5525.0</text:p>
          </table:table-cell>
          <table:table-cell table:formula="of:=1/(1+[.D17]/[.C17])" office:value-type="float" office:value="0.760043431053203" calcext:value-type="float">
            <text:p>0.76004</text:p>
          </table:table-cell>
          <table:table-cell table:formula="of:=[.E17]*100" office:value-type="float" office:value="76.0043431053203" calcext:value-type="float">
            <text:p>76.0</text:p>
          </table:table-cell>
        </table:table-row>
        <table:table-row table:style-name="ro1">
          <table:table-cell office:value-type="float" office:value="0.600000000000001" calcext:value-type="float">
            <text:p>0.60</text:p>
          </table:table-cell>
          <table:table-cell table:formula="of:=100*(1-[.A18])" office:value-type="float" office:value="39.9999999999999" calcext:value-type="float">
            <text:p>40.00</text:p>
          </table:table-cell>
          <table:table-cell table:formula="of:=(1-[.A18])*[.$B$3]" office:value-type="float" office:value="20000" calcext:value-type="float">
            <text:p>20000</text:p>
          </table:table-cell>
          <table:table-cell table:formula="of:=[.A18]*[.$B$2]*[.$B$3]^2/[.$B$3]*([.A18]+[.$B$2])" office:value-type="float" office:value="4800.00000000001" calcext:value-type="float">
            <text:p>4800.0</text:p>
          </table:table-cell>
          <table:table-cell table:formula="of:=1/(1+[.D18]/[.C18])" office:value-type="float" office:value="0.806451612903225" calcext:value-type="float">
            <text:p>0.80645</text:p>
          </table:table-cell>
          <table:table-cell table:formula="of:=[.E18]*100" office:value-type="float" office:value="80.6451612903225" calcext:value-type="float">
            <text:p>80.6</text:p>
          </table:table-cell>
        </table:table-row>
        <table:table-row table:style-name="ro1">
          <table:table-cell office:value-type="float" office:value="0.550000000000001" calcext:value-type="float">
            <text:p>0.55</text:p>
          </table:table-cell>
          <table:table-cell table:formula="of:=100*(1-[.A19])" office:value-type="float" office:value="44.9999999999999" calcext:value-type="float">
            <text:p>45.00</text:p>
          </table:table-cell>
          <table:table-cell table:formula="of:=(1-[.A19])*[.$B$3]" office:value-type="float" office:value="22500" calcext:value-type="float">
            <text:p>22500</text:p>
          </table:table-cell>
          <table:table-cell table:formula="of:=[.A19]*[.$B$2]*[.$B$3]^2/[.$B$3]*([.A19]+[.$B$2])" office:value-type="float" office:value="4125.00000000001" calcext:value-type="float">
            <text:p>4125.0</text:p>
          </table:table-cell>
          <table:table-cell table:formula="of:=1/(1+[.D19]/[.C19])" office:value-type="float" office:value="0.845070422535211" calcext:value-type="float">
            <text:p>0.84507</text:p>
          </table:table-cell>
          <table:table-cell table:formula="of:=[.E19]*100" office:value-type="float" office:value="84.5070422535211" calcext:value-type="float">
            <text:p>84.5</text:p>
          </table:table-cell>
        </table:table-row>
        <table:table-row table:style-name="ro1">
          <table:table-cell office:value-type="float" office:value="0.500000000000001" calcext:value-type="float">
            <text:p>0.50</text:p>
          </table:table-cell>
          <table:table-cell table:formula="of:=100*(1-[.A20])" office:value-type="float" office:value="49.9999999999999" calcext:value-type="float">
            <text:p>50.00</text:p>
          </table:table-cell>
          <table:table-cell table:formula="of:=(1-[.A20])*[.$B$3]" office:value-type="float" office:value="25000" calcext:value-type="float">
            <text:p>25000</text:p>
          </table:table-cell>
          <table:table-cell table:formula="of:=[.A20]*[.$B$2]*[.$B$3]^2/[.$B$3]*([.A20]+[.$B$2])" office:value-type="float" office:value="3500.00000000001" calcext:value-type="float">
            <text:p>3500.0</text:p>
          </table:table-cell>
          <table:table-cell table:formula="of:=1/(1+[.D20]/[.C20])" office:value-type="float" office:value="0.87719298245614" calcext:value-type="float">
            <text:p>0.87719</text:p>
          </table:table-cell>
          <table:table-cell table:formula="of:=[.E20]*100" office:value-type="float" office:value="87.719298245614" calcext:value-type="float">
            <text:p>87.7</text:p>
          </table:table-cell>
        </table:table-row>
        <table:table-row table:style-name="ro1">
          <table:table-cell office:value-type="float" office:value="0.450000000000001" calcext:value-type="float">
            <text:p>0.45</text:p>
          </table:table-cell>
          <table:table-cell table:formula="of:=100*(1-[.A21])" office:value-type="float" office:value="54.9999999999999" calcext:value-type="float">
            <text:p>55.00</text:p>
          </table:table-cell>
          <table:table-cell table:formula="of:=(1-[.A21])*[.$B$3]" office:value-type="float" office:value="27500" calcext:value-type="float">
            <text:p>27500</text:p>
          </table:table-cell>
          <table:table-cell table:formula="of:=[.A21]*[.$B$2]*[.$B$3]^2/[.$B$3]*([.A21]+[.$B$2])" office:value-type="float" office:value="2925.00000000001" calcext:value-type="float">
            <text:p>2925.0</text:p>
          </table:table-cell>
          <table:table-cell table:formula="of:=1/(1+[.D21]/[.C21])" office:value-type="float" office:value="0.903861955628595" calcext:value-type="float">
            <text:p>0.90386</text:p>
          </table:table-cell>
          <table:table-cell table:formula="of:=[.E21]*100" office:value-type="float" office:value="90.3861955628595" calcext:value-type="float">
            <text:p>90.4</text:p>
          </table:table-cell>
        </table:table-row>
        <table:table-row table:style-name="ro1">
          <table:table-cell office:value-type="float" office:value="0.400000000000001" calcext:value-type="float">
            <text:p>0.40</text:p>
          </table:table-cell>
          <table:table-cell table:formula="of:=100*(1-[.A22])" office:value-type="float" office:value="59.9999999999999" calcext:value-type="float">
            <text:p>60.00</text:p>
          </table:table-cell>
          <table:table-cell table:formula="of:=(1-[.A22])*[.$B$3]" office:value-type="float" office:value="30000" calcext:value-type="float">
            <text:p>30000</text:p>
          </table:table-cell>
          <table:table-cell table:formula="of:=[.A22]*[.$B$2]*[.$B$3]^2/[.$B$3]*([.A22]+[.$B$2])" office:value-type="float" office:value="2400.00000000001" calcext:value-type="float">
            <text:p>2400.0</text:p>
          </table:table-cell>
          <table:table-cell table:formula="of:=1/(1+[.D22]/[.C22])" office:value-type="float" office:value="0.925925925925926" calcext:value-type="float">
            <text:p>0.92593</text:p>
          </table:table-cell>
          <table:table-cell table:formula="of:=[.E22]*100" office:value-type="float" office:value="92.5925925925926" calcext:value-type="float">
            <text:p>92.6</text:p>
          </table:table-cell>
        </table:table-row>
        <table:table-row table:style-name="ro1">
          <table:table-cell office:value-type="float" office:value="0.350000000000001" calcext:value-type="float">
            <text:p>0.35</text:p>
          </table:table-cell>
          <table:table-cell table:formula="of:=100*(1-[.A23])" office:value-type="float" office:value="64.9999999999999" calcext:value-type="float">
            <text:p>65.00</text:p>
          </table:table-cell>
          <table:table-cell table:formula="of:=(1-[.A23])*[.$B$3]" office:value-type="float" office:value="32499.9999999999" calcext:value-type="float">
            <text:p>32499.9999999999</text:p>
          </table:table-cell>
          <table:table-cell table:formula="of:=[.A23]*[.$B$2]*[.$B$3]^2/[.$B$3]*([.A23]+[.$B$2])" office:value-type="float" office:value="1925.00000000001" calcext:value-type="float">
            <text:p>1925.0</text:p>
          </table:table-cell>
          <table:table-cell table:formula="of:=1/(1+[.D23]/[.C23])" office:value-type="float" office:value="0.944081336238199" calcext:value-type="float">
            <text:p>0.94408</text:p>
          </table:table-cell>
          <table:table-cell table:formula="of:=[.E23]*100" office:value-type="float" office:value="94.4081336238199" calcext:value-type="float">
            <text:p>94.4</text:p>
          </table:table-cell>
        </table:table-row>
        <table:table-row table:style-name="ro1">
          <table:table-cell office:value-type="float" office:value="0.300000000000001" calcext:value-type="float">
            <text:p>0.30</text:p>
          </table:table-cell>
          <table:table-cell table:formula="of:=100*(1-[.A24])" office:value-type="float" office:value="69.9999999999999" calcext:value-type="float">
            <text:p>70.00</text:p>
          </table:table-cell>
          <table:table-cell table:formula="of:=(1-[.A24])*[.$B$3]" office:value-type="float" office:value="34999.9999999999" calcext:value-type="float">
            <text:p>34999.9999999999</text:p>
          </table:table-cell>
          <table:table-cell table:formula="of:=[.A24]*[.$B$2]*[.$B$3]^2/[.$B$3]*([.A24]+[.$B$2])" office:value-type="float" office:value="1500.00000000001" calcext:value-type="float">
            <text:p>1500.0</text:p>
          </table:table-cell>
          <table:table-cell table:formula="of:=1/(1+[.D24]/[.C24])" office:value-type="float" office:value="0.958904109589041" calcext:value-type="float">
            <text:p>0.95890</text:p>
          </table:table-cell>
          <table:table-cell table:formula="of:=[.E24]*100" office:value-type="float" office:value="95.8904109589041" calcext:value-type="float">
            <text:p>95.9</text:p>
          </table:table-cell>
        </table:table-row>
        <table:table-row table:style-name="ro1">
          <table:table-cell office:value-type="float" office:value="0.250000000000001" calcext:value-type="float">
            <text:p>0.25</text:p>
          </table:table-cell>
          <table:table-cell table:formula="of:=100*(1-[.A25])" office:value-type="float" office:value="74.9999999999999" calcext:value-type="float">
            <text:p>75.00</text:p>
          </table:table-cell>
          <table:table-cell table:formula="of:=(1-[.A25])*[.$B$3]" office:value-type="float" office:value="37499.9999999999" calcext:value-type="float">
            <text:p>37499.9999999999</text:p>
          </table:table-cell>
          <table:table-cell table:formula="of:=[.A25]*[.$B$2]*[.$B$3]^2/[.$B$3]*([.A25]+[.$B$2])" office:value-type="float" office:value="1125.00000000001" calcext:value-type="float">
            <text:p>1125.0</text:p>
          </table:table-cell>
          <table:table-cell table:formula="of:=1/(1+[.D25]/[.C25])" office:value-type="float" office:value="0.970873786407767" calcext:value-type="float">
            <text:p>0.97087</text:p>
          </table:table-cell>
          <table:table-cell table:formula="of:=[.E25]*100" office:value-type="float" office:value="97.0873786407767" calcext:value-type="float">
            <text:p>97.1</text:p>
          </table:table-cell>
        </table:table-row>
        <table:table-row table:style-name="ro1">
          <table:table-cell office:value-type="float" office:value="0.200000000000002" calcext:value-type="float">
            <text:p>0.20</text:p>
          </table:table-cell>
          <table:table-cell table:formula="of:=100*(1-[.A26])" office:value-type="float" office:value="79.9999999999998" calcext:value-type="float">
            <text:p>80.00</text:p>
          </table:table-cell>
          <table:table-cell table:formula="of:=(1-[.A26])*[.$B$3]" office:value-type="float" office:value="39999.9999999999" calcext:value-type="float">
            <text:p>39999.9999999999</text:p>
          </table:table-cell>
          <table:table-cell table:formula="of:=[.A26]*[.$B$2]*[.$B$3]^2/[.$B$3]*([.A26]+[.$B$2])" office:value-type="float" office:value="800.000000000009" calcext:value-type="float">
            <text:p>800.0</text:p>
          </table:table-cell>
          <table:table-cell table:formula="of:=1/(1+[.D26]/[.C26])" office:value-type="float" office:value="0.980392156862745" calcext:value-type="float">
            <text:p>0.98039</text:p>
          </table:table-cell>
          <table:table-cell table:formula="of:=[.E26]*100" office:value-type="float" office:value="98.0392156862745" calcext:value-type="float">
            <text:p>98.0</text:p>
          </table:table-cell>
        </table:table-row>
        <table:table-row table:style-name="ro1">
          <table:table-cell office:value-type="float" office:value="0.150000000000002" calcext:value-type="float">
            <text:p>0.15</text:p>
          </table:table-cell>
          <table:table-cell table:formula="of:=100*(1-[.A27])" office:value-type="float" office:value="84.9999999999998" calcext:value-type="float">
            <text:p>85.00</text:p>
          </table:table-cell>
          <table:table-cell table:formula="of:=(1-[.A27])*[.$B$3]" office:value-type="float" office:value="42499.9999999999" calcext:value-type="float">
            <text:p>42499.9999999999</text:p>
          </table:table-cell>
          <table:table-cell table:formula="of:=[.A27]*[.$B$2]*[.$B$3]^2/[.$B$3]*([.A27]+[.$B$2])" office:value-type="float" office:value="525.000000000008" calcext:value-type="float">
            <text:p>525.0</text:p>
          </table:table-cell>
          <table:table-cell table:formula="of:=1/(1+[.D27]/[.C27])" office:value-type="float" office:value="0.987797791981406" calcext:value-type="float">
            <text:p>0.98780</text:p>
          </table:table-cell>
          <table:table-cell table:formula="of:=[.E27]*100" office:value-type="float" office:value="98.7797791981406" calcext:value-type="float">
            <text:p>98.8</text:p>
          </table:table-cell>
        </table:table-row>
        <table:table-row table:style-name="ro1">
          <table:table-cell office:value-type="float" office:value="0.100000000000002" calcext:value-type="float">
            <text:p>0.10</text:p>
          </table:table-cell>
          <table:table-cell table:formula="of:=100*(1-[.A28])" office:value-type="float" office:value="89.9999999999998" calcext:value-type="float">
            <text:p>90.00</text:p>
          </table:table-cell>
          <table:table-cell table:formula="of:=(1-[.A28])*[.$B$3]" office:value-type="float" office:value="44999.9999999999" calcext:value-type="float">
            <text:p>44999.9999999999</text:p>
          </table:table-cell>
          <table:table-cell table:formula="of:=[.A28]*[.$B$2]*[.$B$3]^2/[.$B$3]*([.A28]+[.$B$2])" office:value-type="float" office:value="300.000000000007" calcext:value-type="float">
            <text:p>300.0</text:p>
          </table:table-cell>
          <table:table-cell table:formula="of:=1/(1+[.D28]/[.C28])" office:value-type="float" office:value="0.993377483443709" calcext:value-type="float">
            <text:p>0.99338</text:p>
          </table:table-cell>
          <table:table-cell table:formula="of:=[.E28]*100" office:value-type="float" office:value="99.3377483443709" calcext:value-type="float">
            <text:p>99.3</text:p>
          </table:table-cell>
        </table:table-row>
        <table:table-row table:style-name="ro1">
          <table:table-cell office:value-type="float" office:value="0.0500000000000018" calcext:value-type="float">
            <text:p>0.05</text:p>
          </table:table-cell>
          <table:table-cell table:formula="of:=100*(1-[.A29])" office:value-type="float" office:value="94.9999999999998" calcext:value-type="float">
            <text:p>95.00</text:p>
          </table:table-cell>
          <table:table-cell table:formula="of:=(1-[.A29])*[.$B$3]" office:value-type="float" office:value="47499.9999999999" calcext:value-type="float">
            <text:p>47499.9999999999</text:p>
          </table:table-cell>
          <table:table-cell table:formula="of:=[.A29]*[.$B$2]*[.$B$3]^2/[.$B$3]*([.A29]+[.$B$2])" office:value-type="float" office:value="125.000000000005" calcext:value-type="float">
            <text:p>125.0</text:p>
          </table:table-cell>
          <table:table-cell table:formula="of:=1/(1+[.D29]/[.C29])" office:value-type="float" office:value="0.997375328083989" calcext:value-type="float">
            <text:p>0.99738</text:p>
          </table:table-cell>
          <table:table-cell table:formula="of:=[.E29]*100" office:value-type="float" office:value="99.7375328083989" calcext:value-type="float">
            <text:p>99.7</text:p>
          </table:table-cell>
        </table:table-row>
        <table:table-row table:style-name="ro1">
          <table:table-cell office:value-type="float" office:value="1.88737914186277E-015" calcext:value-type="float">
            <text:p>0.00</text:p>
          </table:table-cell>
          <table:table-cell table:formula="of:=100*(1-[.A30])" office:value-type="float" office:value="99.9999999999998" calcext:value-type="float">
            <text:p>100.00</text:p>
          </table:table-cell>
          <table:table-cell table:formula="of:=(1-[.A30])*[.$B$3]" office:value-type="float" office:value="49999.9999999999" calcext:value-type="float">
            <text:p>49999.9999999999</text:p>
          </table:table-cell>
          <table:table-cell table:formula="of:=[.A30]*[.$B$2]*[.$B$3]^2/[.$B$3]*([.A30]+[.$B$2])" office:value-type="float" office:value="0.00000000000377475828" calcext:value-type="float">
            <text:p>0.0</text:p>
          </table:table-cell>
          <table:table-cell table:formula="of:=1/(1+[.D30]/[.C30])" office:value-type="float" office:value="1" calcext:value-type="float">
            <text:p>1.00000</text:p>
          </table:table-cell>
          <table:table-cell table:formula="of:=[.E30]*100" office:value-type="float" office:value="100" calcext:value-type="float">
            <text:p>10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4" number:min-decimal-places="4" number:min-integer-digits="1"/>
    </number:number-style>
    <number:number-style style:name="N135">
      <number:number number:decimal-places="3" number:min-decimal-places="3" number:min-integer-digits="1"/>
    </number:number-style>
    <number:number-style style:name="N13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09:37:39.158750665</meta:creation-date>
    <dc:date>2023-09-15T10:47:59.248263991</dc:date>
    <meta:editing-duration>PT1H10M18S</meta:editing-duration>
    <meta:editing-cycles>5</meta:editing-cycles>
    <meta:generator>LibreOffice/7.5.5.2$Linux_X86_64 LibreOffice_project/50$Build-2</meta:generator>
    <meta:document-statistic meta:table-count="1" meta:cell-count="13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36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36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8.987cm" xlink:href=".." xlink:type="simple" chart:class="chart:scatter" chart:style-name="ch1">
        <chart:legend chart:legend-position="end" svg:x="13.479cm" svg:y="4.194cm" style:legend-expansion="high" chart:style-name="ch2"/>
        <chart:plot-area chart:style-name="ch3" table:cell-range-address="Sheet1.A9:Sheet1.A9 Sheet1.F9:Sheet1.F30 Sheet1.B10:Sheet1.B30" chart:data-source-has-labels="row" svg:x="0.319cm" svg:y="0.179cm" svg:width="12.841cm" svg:height="8.629cm">
          <chart:coordinate-region svg:x="1.602cm" svg:y="0.378cm" svg:width="11.134cm" svg:height="7.7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0:Sheet1.B30" chart:label-cell-address="Sheet1.F9:Sheet1.F9" chart:class="chart:scatter">
            <chart:domain table:cell-range-address="Sheet1.F10:Sheet1.F30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Vo/Vi%</text:p>
                <draw:g>
                  <svg:desc>Sheet1.F9:Sheet1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07132969627881">
                <text:p>4.07132969627881</text:p>
                <draw:g>
                  <svg:desc>Sheet1.F10:Sheet1.F30</svg:desc>
                </draw:g>
              </table:table-cell>
              <table:table-cell office:value-type="float" office:value="1">
                <text:p>1</text:p>
                <draw:g>
                  <svg:desc>Sheet1.B10:Sheet1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6219739292365">
                <text:p>18.62197392923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.5570469798658">
                <text:p>33.55704697986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.662100456621">
                <text:p>45.6621004566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5555555555555">
                <text:p>55.55555555555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.6942675159235">
                <text:p>63.69426751592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.4225352112676">
                <text:p>70.42253521126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.0043431053203">
                <text:p>76.0043431053203</text:p>
              </table:table-cell>
              <table:table-cell office:value-type="float" office:value="34.9999999999999">
                <text:p>34.999999999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6451612903225">
                <text:p>80.6451612903225</text:p>
              </table:table-cell>
              <table:table-cell office:value-type="float" office:value="39.9999999999999">
                <text:p>39.9999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.5070422535211">
                <text:p>84.5070422535211</text:p>
              </table:table-cell>
              <table:table-cell office:value-type="float" office:value="44.9999999999999">
                <text:p>44.999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.719298245614">
                <text:p>87.719298245614</text:p>
              </table:table-cell>
              <table:table-cell office:value-type="float" office:value="49.9999999999999">
                <text:p>49.999999999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.3861955628595">
                <text:p>90.3861955628595</text:p>
              </table:table-cell>
              <table:table-cell office:value-type="float" office:value="54.9999999999999">
                <text:p>54.9999999999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2.5925925925926">
                <text:p>92.5925925925926</text:p>
              </table:table-cell>
              <table:table-cell office:value-type="float" office:value="59.9999999999999">
                <text:p>59.999999999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4.4081336238199">
                <text:p>94.4081336238199</text:p>
              </table:table-cell>
              <table:table-cell office:value-type="float" office:value="64.9999999999999">
                <text:p>64.9999999999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.8904109589041">
                <text:p>95.8904109589041</text:p>
              </table:table-cell>
              <table:table-cell office:value-type="float" office:value="69.9999999999999">
                <text:p>69.9999999999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.0873786407767">
                <text:p>97.0873786407767</text:p>
              </table:table-cell>
              <table:table-cell office:value-type="float" office:value="74.9999999999999">
                <text:p>74.9999999999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8.0392156862745">
                <text:p>98.0392156862745</text:p>
              </table:table-cell>
              <table:table-cell office:value-type="float" office:value="79.9999999999998">
                <text:p>79.99999999999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8.7797791981406">
                <text:p>98.7797791981406</text:p>
              </table:table-cell>
              <table:table-cell office:value-type="float" office:value="84.9999999999998">
                <text:p>84.99999999999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.3377483443709">
                <text:p>99.3377483443709</text:p>
              </table:table-cell>
              <table:table-cell office:value-type="float" office:value="89.9999999999998">
                <text:p>89.99999999999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.7375328083989">
                <text:p>99.7375328083989</text:p>
              </table:table-cell>
              <table:table-cell office:value-type="float" office:value="94.9999999999998">
                <text:p>94.99999999999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99.9999999999998">
                <text:p>99.99999999999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